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4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6" style:parent-style-name="DefaultParagraphFont" style:family="text">
      <style:text-properties style:font-name="Consolas" style:font-name-complex="Courier New" fo:font-weight="bold" style:font-weight-asian="bold" style:font-weight-complex="bold" fo:color="#880000" fo:font-size="9pt" style:font-size-asian="9pt" style:font-size-complex="9pt"/>
    </style:style>
    <style:style style:name="T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8" style:parent-style-name="DefaultParagraphFont" style:family="text">
      <style:text-properties style:font-name="Consolas" style:font-name-complex="Courier New" fo:font-weight="bold" style:font-weight-asian="bold" style:font-weight-complex="bold" fo:color="#008800" fo:font-size="9pt" style:font-size-asian="9pt" style:font-size-complex="9pt"/>
    </style:style>
    <style:style style:name="P9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11" style:parent-style-name="DefaultParagraphFont" style:family="text">
      <style:text-properties style:font-name="Consolas" style:font-name-complex="Courier New" fo:font-weight="bold" style:font-weight-asian="bold" style:font-weight-complex="bold" fo:color="#880000" fo:font-size="9pt" style:font-size-asian="9pt" style:font-size-complex="9pt"/>
    </style:style>
    <style:style style:name="T1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3" style:parent-style-name="DefaultParagraphFont" style:family="text">
      <style:text-properties style:font-name="Consolas" style:font-name-complex="Courier New" fo:font-weight="bold" style:font-weight-asian="bold" style:font-weight-complex="bold" fo:color="#008800" fo:font-size="9pt" style:font-size-asian="9pt" style:font-size-complex="9pt"/>
    </style:style>
    <style:style style:name="P14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16" style:parent-style-name="DefaultParagraphFont" style:family="text">
      <style:text-properties style:font-name="Consolas" style:font-name-complex="Courier New" fo:font-weight="bold" style:font-weight-asian="bold" style:font-weight-complex="bold" fo:color="#880000" fo:font-size="9pt" style:font-size-asian="9pt" style:font-size-complex="9pt"/>
    </style:style>
    <style:style style:name="T1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8" style:parent-style-name="DefaultParagraphFont" style:family="text">
      <style:text-properties style:font-name="Consolas" style:font-name-complex="Courier New" fo:font-weight="bold" style:font-weight-asian="bold" style:font-weight-complex="bold" fo:color="#008800" fo:font-size="9pt" style:font-size-asian="9pt" style:font-size-complex="9pt"/>
    </style:style>
    <style:style style:name="P19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2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22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24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2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26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2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2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P29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0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3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32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3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34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3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3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3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38" style:parent-style-name="DefaultParagraphFont" style:family="text">
      <style:text-properties style:font-name="Consolas" style:font-name-complex="Courier New" fo:font-weight="bold" style:font-weight-asian="bold" style:font-weight-complex="bold" fo:color="#008800" fo:font-size="9pt" style:font-size-asian="9pt" style:font-size-complex="9pt"/>
    </style:style>
    <style:style style:name="T3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4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4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4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4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44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5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4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P47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8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4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50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5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5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5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5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P55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6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5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58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9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6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61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6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6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64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6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6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6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6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6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70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1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7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7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P74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5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7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7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7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7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8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8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8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8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P84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5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8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8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P88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9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9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91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2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9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94" style:parent-style-name="DefaultParagraphFont" style:family="text">
      <style:text-properties style:font-name="Consolas" style:font-name-complex="Courier New" fo:font-weight="bold" style:font-weight-asian="bold" style:font-weight-complex="bold" fo:color="#008800" fo:font-size="9pt" style:font-size-asian="9pt" style:font-size-complex="9pt"/>
    </style:style>
    <style:style style:name="T9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9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9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9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9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00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10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0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03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10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P105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6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10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108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9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11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11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11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1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14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11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1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1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1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1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120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1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12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2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P124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5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12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2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2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2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P130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1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13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3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P134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5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13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137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8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13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40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14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4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4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44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14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P146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7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14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49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15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5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52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15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5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5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56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15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5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5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6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6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6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6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6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165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6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16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6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P169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0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17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72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17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7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7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7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7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7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7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8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8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82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18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8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185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6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18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8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P189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0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19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9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9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9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9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9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9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9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P199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0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20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20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20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20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P205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6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20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20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P209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10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21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21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P213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14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21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P216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17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21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219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0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221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22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22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22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225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6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22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P228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9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23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231" style:parent-style-name="DefaultParagraphFont" style:family="text">
      <style:text-properties style:font-name="Consolas" style:font-name-complex="Courier New" fo:font-weight="bold" style:font-weight-asian="bold" style:font-weight-complex="bold" fo:color="#008800" fo:font-size="9pt" style:font-size-asian="9pt" style:font-size-complex="9pt"/>
    </style:style>
    <style:style style:name="T23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23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23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23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236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23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23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239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24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24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242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24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24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245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24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24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248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24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25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251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25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25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254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25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P256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7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25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259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60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26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26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26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26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P265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66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26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268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69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27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271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27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27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274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27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27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27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27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27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280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81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28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28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P284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85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28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28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28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28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29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291" style:parent-style-name="DefaultParagraphFont" style:family="text">
      <style:text-properties style:font-name="Consolas" style:font-name-complex="Courier New" fo:font-weight="bold" style:font-weight-asian="bold" style:font-weight-complex="bold" fo:color="#008800" fo:font-size="9pt" style:font-size-asian="9pt" style:font-size-complex="9pt"/>
    </style:style>
    <style:style style:name="T29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P293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94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29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29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P297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98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29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300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01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30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303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30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305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30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P307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08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30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8.5pt" style:font-size-asian="8.5pt" style:font-size-complex="8.5pt"/>
    </style:style>
    <style:style style:name="P310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11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31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T31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314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315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316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17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318" style:parent-style-name="DefaultParagraphFont" style:family="text">
      <style:text-properties style:font-name="Consolas" style:font-name-complex="Courier New" fo:font-weight="bold" style:font-weight-asian="bold" style:font-weight-complex="bold" fo:color="#880000" fo:font-size="9pt" style:font-size-asian="9pt" style:font-size-complex="9pt"/>
    </style:style>
    <style:style style:name="T31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320" style:parent-style-name="DefaultParagraphFont" style:family="text">
      <style:text-properties style:font-name="Consolas" style:font-name-complex="Courier New" fo:font-weight="bold" style:font-weight-asian="bold" style:font-weight-complex="bold" fo:color="#008800" fo:font-size="9pt" style:font-size-asian="9pt" style:font-size-complex="9pt"/>
    </style:style>
    <style:style style:name="T32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322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23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324" style:parent-style-name="DefaultParagraphFont" style:family="text">
      <style:text-properties style:font-name="Consolas" style:font-name-complex="Courier New" fo:font-weight="bold" style:font-weight-asian="bold" style:font-weight-complex="bold" fo:color="#880000" fo:font-size="9pt" style:font-size-asian="9pt" style:font-size-complex="9pt"/>
    </style:style>
    <style:style style:name="T32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326" style:parent-style-name="DefaultParagraphFont" style:family="text">
      <style:text-properties style:font-name="Consolas" style:font-name-complex="Courier New" fo:font-weight="bold" style:font-weight-asian="bold" style:font-weight-complex="bold" fo:color="#008800" fo:font-size="9pt" style:font-size-asian="9pt" style:font-size-complex="9pt"/>
    </style:style>
    <style:style style:name="T32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328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29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330" style:parent-style-name="DefaultParagraphFont" style:family="text">
      <style:text-properties style:font-name="Consolas" style:font-name-complex="Courier New" fo:font-weight="bold" style:font-weight-asian="bold" style:font-weight-complex="bold" fo:color="#880000" fo:font-size="9pt" style:font-size-asian="9pt" style:font-size-complex="9pt"/>
    </style:style>
    <style:style style:name="T33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332" style:parent-style-name="DefaultParagraphFont" style:family="text">
      <style:text-properties style:font-name="Consolas" style:font-name-complex="Courier New" fo:font-weight="bold" style:font-weight-asian="bold" style:font-weight-complex="bold" fo:color="#008800" fo:font-size="9pt" style:font-size-asian="9pt" style:font-size-complex="9pt"/>
    </style:style>
    <style:style style:name="T33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334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35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336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33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338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33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34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34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342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43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344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34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34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34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348" style:parent-style-name="DefaultParagraphFont" style:family="text">
      <style:text-properties style:font-name="Consolas" style:font-name-complex="Courier New" fo:font-weight="bold" style:font-weight-asian="bold" style:font-weight-complex="bold" fo:color="#008800" fo:font-size="9pt" style:font-size-asian="9pt" style:font-size-complex="9pt"/>
    </style:style>
    <style:style style:name="T34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35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35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35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35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354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35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35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35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35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35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360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61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362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36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36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36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36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36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36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36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370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71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37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373" style:parent-style-name="DefaultParagraphFont" style:family="text">
      <style:text-properties style:font-name="Consolas" style:font-name-complex="Courier New" fo:font-weight="bold" style:font-weight-asian="bold" style:font-weight-complex="bold" fo:color="#008800" fo:font-size="9pt" style:font-size-asian="9pt" style:font-size-complex="9pt"/>
    </style:style>
    <style:style style:name="T37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37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37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37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37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379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80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38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382" style:parent-style-name="DefaultParagraphFont" style:family="text">
      <style:text-properties style:font-name="Consolas" style:font-name-complex="Courier New" fo:font-weight="bold" style:font-weight-asian="bold" style:font-weight-complex="bold" fo:color="#008800" fo:font-size="9pt" style:font-size-asian="9pt" style:font-size-complex="9pt"/>
    </style:style>
    <style:style style:name="T38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38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385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38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38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388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38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39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391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92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393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39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39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396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39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39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39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40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40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40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40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404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05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406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40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40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40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41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41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41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41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41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41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41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41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418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41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42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421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22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42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42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42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42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42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428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29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43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43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432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33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434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43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43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437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43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43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44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441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44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44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44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44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446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44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44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44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45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45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45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453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54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45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45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45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45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45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46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46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46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46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46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46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466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46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46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469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70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47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47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473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74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475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47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47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478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47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48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48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48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48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484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48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48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48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48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489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49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49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49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49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49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49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496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97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498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49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50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50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50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50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50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50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50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50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50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50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51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51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51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51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514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51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51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517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18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51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52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52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52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52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52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52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52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52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528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52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53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53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53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53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53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53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53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537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38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53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54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54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54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54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544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45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54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54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548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49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55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55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55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55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55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555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56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55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55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559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60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561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56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56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56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565" style:parent-style-name="DefaultParagraphFont" style:family="text">
      <style:text-properties style:font-name="Consolas" style:font-name-complex="Courier New" fo:font-weight="bold" style:font-weight-asian="bold" style:font-weight-complex="bold" fo:color="#008800" fo:font-size="9pt" style:font-size-asian="9pt" style:font-size-complex="9pt"/>
    </style:style>
    <style:style style:name="T56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56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56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56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57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57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57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573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74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575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57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57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57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57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58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581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82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583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58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58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586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58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58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58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59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59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592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93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59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59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596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97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59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59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60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60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60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60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60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60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60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607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08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60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61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611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12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613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61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61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616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61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61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61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620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62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62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62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62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62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62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627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62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62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63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63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632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63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63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63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63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637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38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63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64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64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64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64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64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64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646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47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64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64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650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51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65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65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654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55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656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65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65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65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66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66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662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63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66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665" style:parent-style-name="DefaultParagraphFont" style:family="text">
      <style:text-properties style:font-name="Consolas" style:font-name-complex="Courier New" fo:font-weight="bold" style:font-weight-asian="bold" style:font-weight-complex="bold" fo:color="#008800" fo:font-size="9pt" style:font-size-asian="9pt" style:font-size-complex="9pt"/>
    </style:style>
    <style:style style:name="T66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66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66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66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670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67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67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673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67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67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676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67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67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679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68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68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682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68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68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685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68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68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688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68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69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691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69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69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694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95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69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69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69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69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70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701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02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703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70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70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706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70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70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70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71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71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71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71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714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15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71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71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71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71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72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721" style:parent-style-name="DefaultParagraphFont" style:family="text">
      <style:text-properties style:font-name="Consolas" style:font-name-complex="Courier New" fo:font-weight="bold" style:font-weight-asian="bold" style:font-weight-complex="bold" fo:color="#008800" fo:font-size="9pt" style:font-size-asian="9pt" style:font-size-complex="9pt"/>
    </style:style>
    <style:style style:name="T72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72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724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25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72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72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728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29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730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73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732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73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73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735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36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73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P738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39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74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P741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42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74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P744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T74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74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74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748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49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750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751" style:parent-style-name="DefaultParagraphFont" style:family="text">
      <style:text-properties style:font-name="Consolas" style:font-name-complex="Courier New" fo:font-weight="bold" style:font-weight-asian="bold" style:font-weight-complex="bold" fo:color="#880000" fo:font-size="9pt" style:font-size-asian="9pt" style:font-size-complex="9pt"/>
    </style:style>
    <style:style style:name="T75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753" style:parent-style-name="DefaultParagraphFont" style:family="text">
      <style:text-properties style:font-name="Consolas" style:font-name-complex="Courier New" fo:font-weight="bold" style:font-weight-asian="bold" style:font-weight-complex="bold" fo:color="#008800" fo:font-size="9pt" style:font-size-asian="9pt" style:font-size-complex="9pt"/>
    </style:style>
    <style:style style:name="T75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755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56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757" style:parent-style-name="DefaultParagraphFont" style:family="text">
      <style:text-properties style:font-name="Consolas" style:font-name-complex="Courier New" fo:font-weight="bold" style:font-weight-asian="bold" style:font-weight-complex="bold" fo:color="#880000" fo:font-size="9pt" style:font-size-asian="9pt" style:font-size-complex="9pt"/>
    </style:style>
    <style:style style:name="T75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759" style:parent-style-name="DefaultParagraphFont" style:family="text">
      <style:text-properties style:font-name="Consolas" style:font-name-complex="Courier New" fo:font-weight="bold" style:font-weight-asian="bold" style:font-weight-complex="bold" fo:color="#008800" fo:font-size="9pt" style:font-size-asian="9pt" style:font-size-complex="9pt"/>
    </style:style>
    <style:style style:name="T76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761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62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763" style:parent-style-name="DefaultParagraphFont" style:family="text">
      <style:text-properties style:font-name="Consolas" style:font-name-complex="Courier New" fo:font-weight="bold" style:font-weight-asian="bold" style:font-weight-complex="bold" fo:color="#880000" fo:font-size="9pt" style:font-size-asian="9pt" style:font-size-complex="9pt"/>
    </style:style>
    <style:style style:name="T76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765" style:parent-style-name="DefaultParagraphFont" style:family="text">
      <style:text-properties style:font-name="Consolas" style:font-name-complex="Courier New" fo:font-weight="bold" style:font-weight-asian="bold" style:font-weight-complex="bold" fo:color="#008800" fo:font-size="9pt" style:font-size-asian="9pt" style:font-size-complex="9pt"/>
    </style:style>
    <style:style style:name="T76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767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68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769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77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771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77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77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77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775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76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777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77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77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78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781" style:parent-style-name="DefaultParagraphFont" style:family="text">
      <style:text-properties style:font-name="Consolas" style:font-name-complex="Courier New" fo:font-weight="bold" style:font-weight-asian="bold" style:font-weight-complex="bold" fo:color="#008800" fo:font-size="9pt" style:font-size-asian="9pt" style:font-size-complex="9pt"/>
    </style:style>
    <style:style style:name="T78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78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78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78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78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787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88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78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79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791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92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79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794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79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79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79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79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79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800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01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80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803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80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80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806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80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80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80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81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81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812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13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81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81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81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817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18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81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82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82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82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82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82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82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82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82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828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29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83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83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83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833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34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83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836" style:parent-style-name="DefaultParagraphFont" style:family="text">
      <style:text-properties style:font-name="Consolas" style:font-name-complex="Courier New" fo:font-weight="bold" style:font-weight-asian="bold" style:font-weight-complex="bold" fo:color="#008800" fo:font-size="9pt" style:font-size-asian="9pt" style:font-size-complex="9pt"/>
    </style:style>
    <style:style style:name="T83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83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83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84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84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842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84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84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845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84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84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848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49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85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851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85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85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854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85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85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85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85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85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860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61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86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86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86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865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66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86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86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86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87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87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872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73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87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87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87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877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78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87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880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88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88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88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884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88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88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887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88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88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890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89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89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893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89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89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89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897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89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89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90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90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90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90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90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90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906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07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90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90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91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911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12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91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914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91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91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91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91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91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92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92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92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92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924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92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92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927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28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92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93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93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932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33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93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93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93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93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93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93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94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94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94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943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44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94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94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94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94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94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950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51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95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95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95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955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56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95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95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95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960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61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96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96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964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65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96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967" style:parent-style-name="DefaultParagraphFont" style:family="text">
      <style:text-properties style:font-name="Consolas" style:font-name-complex="Courier New" fo:font-weight="bold" style:font-weight-asian="bold" style:font-weight-complex="bold" fo:color="#008800" fo:font-size="9pt" style:font-size-asian="9pt" style:font-size-complex="9pt"/>
    </style:style>
    <style:style style:name="T96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969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97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97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972" style:parent-style-name="DefaultParagraphFont" style:family="text">
      <style:text-properties style:font-name="Consolas" style:font-name-complex="Courier New" fo:font-weight="bold" style:font-weight-asian="bold" style:font-weight-complex="bold" fo:color="#008800" fo:font-size="9pt" style:font-size-asian="9pt" style:font-size-complex="9pt"/>
    </style:style>
    <style:style style:name="T97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97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97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97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977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78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97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98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98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98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98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984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85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98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987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98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98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99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99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99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99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99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995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96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99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998" style:parent-style-name="DefaultParagraphFont" style:family="text">
      <style:text-properties style:font-name="Consolas" style:font-name-complex="Courier New" fo:font-weight="bold" style:font-weight-asian="bold" style:font-weight-complex="bold" fo:color="#008800" fo:font-size="9pt" style:font-size-asian="9pt" style:font-size-complex="9pt"/>
    </style:style>
    <style:style style:name="T99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00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00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1002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03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100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005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100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00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00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009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101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01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01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01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014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101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01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01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01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019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102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02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1022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23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102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025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102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02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02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1029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30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103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03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03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1034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35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103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037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103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03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1040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41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104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043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104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045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104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04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048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104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05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05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05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05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054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105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05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05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05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1059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60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106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06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06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06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06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06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06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06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06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1070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71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107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07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07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1075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76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107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07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07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1080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81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108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083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108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08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08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1087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88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108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1090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91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109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09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1094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95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1096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109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09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09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10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10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1102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03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110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105" style:parent-style-name="DefaultParagraphFont" style:family="text">
      <style:text-properties style:font-name="Consolas" style:font-name-complex="Courier New" fo:font-weight="bold" style:font-weight-asian="bold" style:font-weight-complex="bold" fo:color="#008800" fo:font-size="9pt" style:font-size-asian="9pt" style:font-size-complex="9pt"/>
    </style:style>
    <style:style style:name="T110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10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10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10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110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111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11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113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111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11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116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111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11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119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112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12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122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112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12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125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112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12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128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112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13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131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113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13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1134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35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113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137" style:parent-style-name="DefaultParagraphFont" style:family="text">
      <style:text-properties style:font-name="Consolas" style:font-name-complex="Courier New" fo:font-weight="bold" style:font-weight-asian="bold" style:font-weight-complex="bold" fo:color="#008800" fo:font-size="9pt" style:font-size-asian="9pt" style:font-size-complex="9pt"/>
    </style:style>
    <style:style style:name="T113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13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14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141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114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14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14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14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1146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47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114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149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115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15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152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115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15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15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15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15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15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15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1160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61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116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16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16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16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16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167" style:parent-style-name="DefaultParagraphFont" style:family="text">
      <style:text-properties style:font-name="Consolas" style:font-name-complex="Courier New" fo:font-weight="bold" style:font-weight-asian="bold" style:font-weight-complex="bold" fo:color="#008800" fo:font-size="9pt" style:font-size-asian="9pt" style:font-size-complex="9pt"/>
    </style:style>
    <style:style style:name="T116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16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1170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71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117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17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17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1175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76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117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178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P1179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80" style:parent-style-name="DefaultParagraphFont" style:family="text">
      <style:text-properties style:font-name="Consolas" style:font-name-complex="Courier New" fo:font-weight="bold" style:font-weight-asian="bold" style:font-weight-complex="bold" fo:font-size="8.5pt" style:font-size-asian="8.5pt" style:font-size-complex="8.5pt"/>
    </style:style>
    <style:style style:name="T118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8.5pt" style:font-size-asian="8.5pt" style:font-size-complex="8.5pt"/>
    </style:style>
    <style:style style:name="P1182" style:parent-style-name="Normal" style:family="paragraph">
      <style:paragraph-properties fo:margin-bottom="0in" fo:line-height="100%"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183" style:parent-style-name="Normal" style:family="paragraph">
      <style:paragraph-properties fo:margin-bottom="0in" fo:line-height="100%"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184" style:parent-style-name="Normal" style:family="paragraph">
      <style:paragraph-properties fo:text-align="justify" fo:margin-bottom="0in" fo:line-height="100%" fo:margin-left="0.25in">
        <style:tab-stops/>
      </style:paragraph-properties>
    </style:style>
    <style:style style:name="T118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186" style:parent-style-name="Normal" style:family="paragraph">
      <style:paragraph-properties fo:text-align="justify" fo:margin-bottom="0in" fo:line-height="100%"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187" style:parent-style-name="Normal" style:family="paragraph">
      <style:paragraph-properties fo:text-align="justify" fo:margin-bottom="0in" fo:line-height="100%" fo:margin-left="0.25in">
        <style:tab-stops/>
      </style:paragraph-properties>
      <style:text-properties fo:font-weight="bold" style:font-weight-asian="bold" style:font-weight-complex="bold"/>
    </style:style>
    <style:style style:name="P1188" style:parent-style-name="Normal" style:family="paragraph">
      <style:paragraph-properties fo:margin-bottom="0in" fo:line-height="100%" fo:margin-left="0.25in">
        <style:tab-stops/>
      </style:paragraph-properties>
      <style:text-properties fo:font-weight="bold" style:font-weight-asian="bold" style:font-weight-complex="bold"/>
    </style:style>
    <style:style style:name="P1189" style:parent-style-name="Normal" style:family="paragraph">
      <style:paragraph-properties fo:margin-bottom="0in" fo:line-height="100%" fo:margin-left="0.25in">
        <style:tab-stops/>
      </style:paragraph-properties>
      <style:text-properties fo:font-weight="bold" style:font-weight-asian="bold" style:font-weight-complex="bold"/>
    </style:style>
    <style:style style:name="P1190" style:parent-style-name="Normal" style:family="paragraph">
      <style:paragraph-properties fo:margin-bottom="0in" fo:line-height="100%" fo:margin-left="0.25in">
        <style:tab-stops/>
      </style:paragraph-properties>
      <style:text-properties fo:font-weight="bold" style:font-weight-asian="bold" style:font-weight-complex="bold"/>
    </style:style>
    <style:style style:name="P1191" style:parent-style-name="Normal" style:family="paragraph">
      <style:paragraph-properties fo:margin-bottom="0in" fo:line-height="100%" fo:margin-left="0.25in">
        <style:tab-stops/>
      </style:paragraph-properties>
      <style:text-properties fo:font-weight="bold" style:font-weight-asian="bold" style:font-weight-complex="bold"/>
    </style:style>
    <style:style style:name="P1192" style:parent-style-name="Normal" style:family="paragraph">
      <style:paragraph-properties fo:margin-bottom="0in" fo:line-height="100%" fo:margin-left="0.25in">
        <style:tab-stops/>
      </style:paragraph-properties>
      <style:text-properties fo:font-weight="bold" style:font-weight-asian="bold" style:font-weight-complex="bold"/>
    </style:style>
    <style:style style:name="P1193" style:parent-style-name="Normal" style:family="paragraph">
      <style:paragraph-properties fo:margin-bottom="0in" fo:line-height="100%" fo:margin-left="0.25in">
        <style:tab-stops/>
      </style:paragraph-properties>
      <style:text-properties fo:font-weight="bold" style:font-weight-asian="bold" style:font-weight-complex="bold"/>
    </style:style>
    <style:style style:name="P1194" style:parent-style-name="Normal" style:family="paragraph">
      <style:paragraph-properties fo:margin-bottom="0in" fo:line-height="100%" fo:margin-left="0.25in">
        <style:tab-stops/>
      </style:paragraph-properties>
      <style:text-properties fo:font-weight="bold" style:font-weight-asian="bold" style:font-weight-complex="bold"/>
    </style:style>
    <style:style style:name="P1195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96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1197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119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199" style:parent-style-name="DefaultParagraphFont" style:family="text">
      <style:text-properties style:font-name="Consolas" style:font-name-complex="Courier New" fo:font-weight="bold" style:font-weight-asian="bold" style:font-weight-complex="bold" fo:color="#660066" fo:font-size="9pt" style:font-size-asian="9pt" style:font-size-complex="9pt"/>
    </style:style>
    <style:style style:name="T120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20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20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1203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04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1205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120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20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1208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09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121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211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121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21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21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215" style:parent-style-name="DefaultParagraphFont" style:family="text">
      <style:text-properties style:font-name="Consolas" style:font-name-complex="Courier New" fo:font-weight="bold" style:font-weight-asian="bold" style:font-weight-complex="bold" fo:color="#008800" fo:font-size="9pt" style:font-size-asian="9pt" style:font-size-complex="9pt"/>
    </style:style>
    <style:style style:name="T121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21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21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21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220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122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22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22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22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225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1226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27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122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229" style:parent-style-name="DefaultParagraphFont" style:family="text">
      <style:text-properties style:font-name="Consolas" style:font-name-complex="Courier New" fo:font-weight="bold" style:font-weight-asian="bold" style:font-weight-complex="bold" fo:color="#008800" fo:font-size="9pt" style:font-size-asian="9pt" style:font-size-complex="9pt"/>
    </style:style>
    <style:style style:name="T123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23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23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23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234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123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23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23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238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123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24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1241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42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124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244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124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246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124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24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249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125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25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252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25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254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255" style:parent-style-name="DefaultParagraphFont" style:family="text">
      <style:text-properties style:font-name="Consolas" style:font-name-complex="Courier New" fo:font-weight="bold" style:font-weight-asian="bold" style:font-weight-complex="bold" fo:color="#006666" fo:font-size="9pt" style:font-size-asian="9pt" style:font-size-complex="9pt"/>
    </style:style>
    <style:style style:name="T1256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257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258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25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1260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61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1262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263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26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265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26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1267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68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1269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270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271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1272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73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127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275" style:parent-style-name="DefaultParagraphFont" style:family="text">
      <style:text-properties style:font-name="Consolas" style:font-name-complex="Courier New" fo:font-weight="bold" style:font-weight-asian="bold" style:font-weight-complex="bold" fo:color="#000088" fo:font-size="9pt" style:font-size-asian="9pt" style:font-size-complex="9pt"/>
    </style:style>
    <style:style style:name="T127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27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27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279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280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1281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82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1283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1284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85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1286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T1287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T1288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1289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90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1291" style:parent-style-name="DefaultParagraphFont" style:family="text">
      <style:text-properties style:font-name="Consolas" style:font-name-complex="Courier New" fo:font-weight="bold" style:font-weight-asian="bold" style:font-weight-complex="bold" fo:color="#666600" fo:font-size="9pt" style:font-size-asian="9pt" style:font-size-complex="9pt"/>
    </style:style>
    <style:style style:name="P1292" style:parent-style-name="NormalWeb" style:family="paragraph">
      <style:paragraph-properties fo:border="0.0104in solid #888888" fo:padding="0.0277in" style:shadow="none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93" style:parent-style-name="DefaultParagraphFont" style:family="text">
      <style:text-properties style:font-name="Consolas" style:font-name-complex="Courier New" fo:font-weight="bold" style:font-weight-asian="bold" style:font-weight-complex="bold" fo:font-size="9pt" style:font-size-asian="9pt" style:font-size-complex="9pt"/>
    </style:style>
    <style:style style:name="T1294" style:parent-style-name="DefaultParagraphFont" style:family="text">
      <style:text-properties style:font-name="Consolas" style:font-name-complex="Courier New" fo:font-weight="bold" style:font-weight-asian="bold" style:font-weight-complex="bold" fo:color="#000000" fo:font-size="9pt" style:font-size-asian="9pt" style:font-size-complex="9pt"/>
    </style:style>
    <style:style style:name="P1295" style:parent-style-name="Normal" style:family="paragraph">
      <style:paragraph-properties fo:margin-bottom="0in" fo:line-height="100%" fo:margin-left="0.25in">
        <style:tab-stops/>
      </style:paragraph-properties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LAB 3</text:p>
      <text:p text:style-name="P2">Counting Sort</text:p>
      <text:p text:style-name="P3">Count Sort is a non-comparative, integer-based sorting algorithm that works by counting the occurrences of each element in the input array. It creates a count array to store frequencies, then modifies it to determine positions, and finally constructs the sorted array. It is efficient for small-range integer values but not suitable for large-value or floating-point numbers. The time complexity is O(n + k), where n is the number of elements and k is the range of values.</text:p>
      <text:p text:style-name="P4"><text:span text:style-name="T5"><text:s/>1.<text:s/></text:span><text:span text:style-name="T6">#include</text:span><text:span text:style-name="T7"><text:s/></text:span><text:span text:style-name="T8">&lt;iostream&gt;</text:span></text:p>
      <text:p text:style-name="P9"><text:span text:style-name="T10"><text:s/>2.<text:s/></text:span><text:span text:style-name="T11">#include</text:span><text:span text:style-name="T12"><text:s/></text:span><text:span text:style-name="T13">&lt;vector&gt;</text:span></text:p>
      <text:p text:style-name="P14"><text:span text:style-name="T15"><text:s/>3.<text:s/></text:span><text:span text:style-name="T16">#include</text:span><text:span text:style-name="T17"><text:s/></text:span><text:span text:style-name="T18">&lt;climits&gt;</text:span></text:p>
      <text:p text:style-name="P19"><text:span text:style-name="T20"><text:s/>4.<text:s/></text:span><text:span text:style-name="T21"> </text:span></text:p>
      <text:p text:style-name="P22"><text:span text:style-name="T23"><text:s/>5.<text:s/></text:span><text:span text:style-name="T24">using</text:span><text:span text:style-name="T25"><text:s/></text:span><text:span text:style-name="T26">namespace</text:span><text:span text:style-name="T27"><text:s/>std</text:span><text:span text:style-name="T28">;</text:span></text:p>
      <text:p text:style-name="P29"><text:span text:style-name="T30"><text:s/>6.<text:s/></text:span><text:span text:style-name="T31"> </text:span></text:p>
      <text:p text:style-name="P32"><text:span text:style-name="T33"><text:s/>7.<text:s/></text:span><text:span text:style-name="T34">void</text:span><text:span text:style-name="T35"><text:s/>countingSort</text:span><text:span text:style-name="T36">(</text:span><text:span text:style-name="T37">vector</text:span><text:span text:style-name="T38">&lt;int&gt;</text:span><text:span text:style-name="T39"><text:s/></text:span><text:span text:style-name="T40">&amp;</text:span><text:span text:style-name="T41">nums</text:span><text:span text:style-name="T42">)</text:span><text:span text:style-name="T43"><text:s/></text:span></text:p>
      <text:p text:style-name="P44"><text:span text:style-name="T45"><text:s/>8.<text:s/></text:span><text:span text:style-name="T46">{</text:span></text:p>
      <text:p text:style-name="P47"><text:span text:style-name="T48"><text:s/>9.<text:s/></text:span><text:span text:style-name="T49"><text:s text:c="4"/></text:span><text:span text:style-name="T50">int</text:span><text:span text:style-name="T51"><text:s/>largest<text:s/></text:span><text:span text:style-name="T52">=</text:span><text:span text:style-name="T53"><text:s/>INT_MIN</text:span><text:span text:style-name="T54">;</text:span></text:p>
      <text:p text:style-name="P55"><text:span text:style-name="T56">10.<text:s/></text:span><text:span text:style-name="T57"> </text:span></text:p>
      <text:p text:style-name="P58"><text:span text:style-name="T59">11.<text:s/></text:span><text:span text:style-name="T60"><text:s text:c="4"/></text:span><text:span text:style-name="T61">for</text:span><text:span text:style-name="T62"><text:s/></text:span><text:span text:style-name="T63">(</text:span><text:span text:style-name="T64">int</text:span><text:span text:style-name="T65"><text:s/>num<text:s/></text:span><text:span text:style-name="T66">:</text:span><text:span text:style-name="T67"><text:s/>nums</text:span><text:span text:style-name="T68">)</text:span><text:span text:style-name="T69"><text:s/></text:span></text:p>
      <text:p text:style-name="P70"><text:span text:style-name="T71">12.<text:s/></text:span><text:span text:style-name="T72"><text:s text:c="4"/></text:span><text:span text:style-name="T73">{</text:span></text:p>
      <text:p text:style-name="P74"><text:span text:style-name="T75">13.<text:s/></text:span><text:span text:style-name="T76"><text:s text:c="8"/>largest<text:s/></text:span><text:span text:style-name="T77">=</text:span><text:span text:style-name="T78"><text:s/>max</text:span><text:span text:style-name="T79">(</text:span><text:span text:style-name="T80">num</text:span><text:span text:style-name="T81">,</text:span><text:span text:style-name="T82"><text:s/>largest</text:span><text:span text:style-name="T83">);</text:span></text:p>
      <text:p text:style-name="P84"><text:span text:style-name="T85">14.<text:s/></text:span><text:span text:style-name="T86"><text:s text:c="4"/></text:span><text:span text:style-name="T87">}</text:span></text:p>
      <text:p text:style-name="P88"><text:span text:style-name="T89">15.<text:s/></text:span><text:span text:style-name="T90"> </text:span></text:p>
      <text:p text:style-name="P91"><text:span text:style-name="T92">16.<text:s/></text:span><text:span text:style-name="T93"><text:s text:c="4"/>vector</text:span><text:span text:style-name="T94">&lt;int&gt;</text:span><text:span text:style-name="T95"><text:s/>count</text:span><text:span text:style-name="T96">(</text:span><text:span text:style-name="T97">largest<text:s/></text:span><text:span text:style-name="T98">+</text:span><text:span text:style-name="T99"><text:s/></text:span><text:span text:style-name="T100">1</text:span><text:span text:style-name="T101">,</text:span><text:span text:style-name="T102"><text:s/></text:span><text:span text:style-name="T103">0</text:span><text:span text:style-name="T104">);</text:span></text:p>
      <text:p text:style-name="P105"><text:span text:style-name="T106">17.<text:s/></text:span><text:span text:style-name="T107"><text:s text:c="4"/></text:span></text:p>
      <text:p text:style-name="P108"><text:span text:style-name="T109">18.<text:s/></text:span><text:span text:style-name="T110"><text:s text:c="4"/></text:span><text:span text:style-name="T111">for</text:span><text:span text:style-name="T112"><text:s/></text:span><text:span text:style-name="T113">(</text:span><text:span text:style-name="T114">int</text:span><text:span text:style-name="T115"><text:s/>num<text:s/></text:span><text:span text:style-name="T116">:</text:span><text:span text:style-name="T117"><text:s/>nums</text:span><text:span text:style-name="T118">)</text:span><text:span text:style-name="T119"><text:s/></text:span></text:p>
      <text:p text:style-name="P120"><text:span text:style-name="T121">19.<text:s/></text:span><text:span text:style-name="T122"><text:s text:c="4"/></text:span><text:span text:style-name="T123">{</text:span></text:p>
      <text:p text:style-name="P124"><text:span text:style-name="T125">20.<text:s/></text:span><text:span text:style-name="T126"><text:s text:c="8"/>count</text:span><text:span text:style-name="T127">[</text:span><text:span text:style-name="T128">num</text:span><text:span text:style-name="T129">]++;</text:span></text:p>
      <text:p text:style-name="P130"><text:span text:style-name="T131">21.<text:s/></text:span><text:span text:style-name="T132"><text:s text:c="4"/></text:span><text:span text:style-name="T133">}</text:span></text:p>
      <text:p text:style-name="P134"><text:span text:style-name="T135">22.<text:s/></text:span><text:span text:style-name="T136"> </text:span></text:p>
      <text:p text:style-name="P137"><text:span text:style-name="T138">23.<text:s/></text:span><text:span text:style-name="T139"><text:s text:c="4"/></text:span><text:span text:style-name="T140">int</text:span><text:span text:style-name="T141"><text:s/>index<text:s/></text:span><text:span text:style-name="T142">=</text:span><text:span text:style-name="T143"><text:s/></text:span><text:span text:style-name="T144">0</text:span><text:span text:style-name="T145">;</text:span></text:p>
      <text:p text:style-name="P146"><text:span text:style-name="T147">24.<text:s/></text:span><text:span text:style-name="T148"><text:s text:c="4"/></text:span><text:span text:style-name="T149">for</text:span><text:span text:style-name="T150"><text:s/></text:span><text:span text:style-name="T151">(</text:span><text:span text:style-name="T152">int</text:span><text:span text:style-name="T153"><text:s/>i<text:s/></text:span><text:span text:style-name="T154">=</text:span><text:span text:style-name="T155"><text:s/></text:span><text:span text:style-name="T156">0</text:span><text:span text:style-name="T157">;</text:span><text:span text:style-name="T158"><text:s/>i<text:s/></text:span><text:span text:style-name="T159">&lt;=</text:span><text:span text:style-name="T160"><text:s/>largest</text:span><text:span text:style-name="T161">;</text:span><text:span text:style-name="T162"><text:s/>i</text:span><text:span text:style-name="T163">++)</text:span><text:span text:style-name="T164"><text:s/></text:span></text:p>
      <text:p text:style-name="P165"><text:span text:style-name="T166">25.<text:s/></text:span><text:span text:style-name="T167"><text:s text:c="4"/></text:span><text:span text:style-name="T168">{</text:span></text:p>
      <text:p text:style-name="P169"><text:span text:style-name="T170">26.<text:s/></text:span><text:span text:style-name="T171"><text:s text:c="8"/></text:span><text:span text:style-name="T172">while</text:span><text:span text:style-name="T173"><text:s/></text:span><text:span text:style-name="T174">(</text:span><text:span text:style-name="T175">count</text:span><text:span text:style-name="T176">[</text:span><text:span text:style-name="T177">i</text:span><text:span text:style-name="T178">]</text:span><text:span text:style-name="T179"><text:s/></text:span><text:span text:style-name="T180">&gt;</text:span><text:span text:style-name="T181"><text:s/></text:span><text:span text:style-name="T182">0</text:span><text:span text:style-name="T183">)</text:span><text:span text:style-name="T184"><text:s/></text:span></text:p>
      <text:p text:style-name="P185"><text:span text:style-name="T186">27.<text:s/></text:span><text:span text:style-name="T187"><text:s text:c="8"/></text:span><text:span text:style-name="T188">{</text:span></text:p>
      <text:p text:style-name="P189"><text:span text:style-name="T190">28.<text:s/></text:span><text:span text:style-name="T191"><text:s text:c="12"/>nums</text:span><text:span text:style-name="T192">[</text:span><text:span text:style-name="T193">index</text:span><text:span text:style-name="T194">++]</text:span><text:span text:style-name="T195"><text:s/></text:span><text:span text:style-name="T196">=</text:span><text:span text:style-name="T197"><text:s/>i</text:span><text:span text:style-name="T198">;</text:span></text:p>
      <text:p text:style-name="P199"><text:span text:style-name="T200">29.<text:s/></text:span><text:span text:style-name="T201"><text:s text:c="12"/>count</text:span><text:span text:style-name="T202">[</text:span><text:span text:style-name="T203">i</text:span><text:span text:style-name="T204">]--;</text:span></text:p>
      <text:p text:style-name="P205"><text:span text:style-name="T206">30.<text:s/></text:span><text:span text:style-name="T207"><text:s text:c="8"/></text:span><text:span text:style-name="T208">}</text:span></text:p>
      <text:p text:style-name="P209"><text:span text:style-name="T210">31.<text:s/></text:span><text:span text:style-name="T211"><text:s text:c="4"/></text:span><text:span text:style-name="T212">}</text:span></text:p>
      <text:p text:style-name="P213"><text:span text:style-name="T214">32.<text:s/></text:span><text:span text:style-name="T215">}</text:span></text:p>
      <text:p text:style-name="P216"><text:span text:style-name="T217">33.<text:s/></text:span><text:span text:style-name="T218"> </text:span></text:p>
      <text:p text:style-name="P219"><text:span text:style-name="T220">34.<text:s/></text:span><text:span text:style-name="T221">int</text:span><text:span text:style-name="T222"><text:s/>main</text:span><text:span text:style-name="T223">()</text:span><text:span text:style-name="T224"><text:s/></text:span></text:p>
      <text:p text:style-name="P225"><text:span text:style-name="T226">35.<text:s/></text:span><text:span text:style-name="T227">{</text:span></text:p>
      <text:p text:style-name="P228"><text:span text:style-name="T229">36.<text:s/></text:span><text:span text:style-name="T230"><text:s text:c="4"/>vector</text:span><text:span text:style-name="T231">&lt;int&gt;</text:span><text:span text:style-name="T232"><text:s/>arr<text:s/></text:span><text:span text:style-name="T233">=</text:span><text:span text:style-name="T234"><text:s/></text:span><text:span text:style-name="T235">{</text:span><text:span text:style-name="T236">4</text:span><text:span text:style-name="T237">,</text:span><text:span text:style-name="T238"><text:s/></text:span><text:span text:style-name="T239">2</text:span><text:span text:style-name="T240">,</text:span><text:span text:style-name="T241"><text:s/></text:span><text:span text:style-name="T242">2</text:span><text:span text:style-name="T243">,</text:span><text:span text:style-name="T244"><text:s/></text:span><text:span text:style-name="T245">8</text:span><text:span text:style-name="T246">,</text:span><text:span text:style-name="T247"><text:s/></text:span><text:span text:style-name="T248">3</text:span><text:span text:style-name="T249">,</text:span><text:span text:style-name="T250"><text:s/></text:span><text:span text:style-name="T251">3</text:span><text:span text:style-name="T252">,</text:span><text:span text:style-name="T253"><text:s/></text:span><text:span text:style-name="T254">1</text:span><text:span text:style-name="T255">};</text:span></text:p>
      <text:p text:style-name="P256"><text:span text:style-name="T257">37.<text:s/></text:span><text:span text:style-name="T258"><text:s text:c="4"/></text:span></text:p>
      <text:p text:style-name="P259"><text:span text:style-name="T260">38.<text:s/></text:span><text:span text:style-name="T261"><text:s text:c="4"/>countingSort</text:span><text:span text:style-name="T262">(</text:span><text:span text:style-name="T263">arr</text:span><text:span text:style-name="T264">);</text:span></text:p>
      <text:p text:style-name="P265"><text:span text:style-name="T266">39.<text:s/></text:span><text:span text:style-name="T267"> </text:span></text:p>
      <text:p text:style-name="P268"><text:span text:style-name="T269">40.<text:s/></text:span><text:span text:style-name="T270"><text:s text:c="4"/></text:span><text:span text:style-name="T271">for</text:span><text:span text:style-name="T272"><text:s/></text:span><text:span text:style-name="T273">(</text:span><text:span text:style-name="T274">int</text:span><text:span text:style-name="T275"><text:s/>num<text:s/></text:span><text:span text:style-name="T276">:</text:span><text:span text:style-name="T277"><text:s/>arr</text:span><text:span text:style-name="T278">)</text:span><text:span text:style-name="T279"><text:s/></text:span></text:p>
      <text:p text:style-name="P280"><text:span text:style-name="T281">41.<text:s/></text:span><text:span text:style-name="T282"><text:s text:c="4"/></text:span><text:span text:style-name="T283">{</text:span></text:p>
      <text:p text:style-name="P284"><text:span text:style-name="T285">42.<text:s/></text:span><text:span text:style-name="T286"><text:s text:c="8"/>cout<text:s/></text:span><text:span text:style-name="T287">&lt;&lt;</text:span><text:span text:style-name="T288"><text:s/>num<text:s/></text:span><text:span text:style-name="T289">&lt;&lt;</text:span><text:span text:style-name="T290"><text:s/></text:span><text:span text:style-name="T291">" "</text:span><text:span text:style-name="T292">;</text:span></text:p>
      <text:p text:style-name="P293"><text:span text:style-name="T294">43.<text:s/></text:span><text:span text:style-name="T295"><text:s text:c="4"/></text:span><text:span text:style-name="T296">}</text:span></text:p>
      <text:p text:style-name="P297"><text:span text:style-name="T298">44.<text:s/></text:span><text:span text:style-name="T299"> </text:span></text:p>
      <text:p text:style-name="P300"><text:span text:style-name="T301">45.<text:s/></text:span><text:span text:style-name="T302"><text:s text:c="4"/></text:span><text:span text:style-name="T303">return</text:span><text:span text:style-name="T304"><text:s/></text:span><text:span text:style-name="T305">0</text:span><text:span text:style-name="T306">;</text:span></text:p>
      <text:p text:style-name="P307"><text:span text:style-name="T308">46.<text:s/></text:span><text:span text:style-name="T309">}</text:span></text:p>
      <text:p text:style-name="P310"><text:span text:style-name="T311">47.<text:s/></text:span><text:span text:style-name="T312"> </text:span></text:p>
      <text:p text:style-name="Normal"><text:span text:style-name="T313"><draw:frame draw:style-name="a0" draw:name="Picture 1" text:anchor-type="as-char" svg:x="0in" svg:y="0in" svg:width="5.78206in" svg:height="0.48965in" style:rel-width="scale" style:rel-height="scale"><draw:image xlink:href="media/image1.png" xlink:type="simple" xlink:show="embed" xlink:actuate="onLoad"/><svg:title/><svg:desc/></draw:frame></text:span></text:p>
      <text:p text:style-name="P314">Radix Sort</text:p>
      <text:p text:style-name="P315">Radix Sort is a non-comparative sorting algorithm that sorts numbers digit by digit, starting from the least significant to the most significant. It uses a stable sub-sorting algorithm like Counting Sort at each digit level. It is efficient for sorting large integers with a fixed number of digits, achieving a time complexity of<text:s/><text:soft-page-break/>O(nk), where n is the number of elements and k is the number of digits in the largest number. Radix Sort is best suited for scenarios where data has a uniform length and range.</text:p>
      <text:p text:style-name="P316"><text:span text:style-name="T317"><text:s/>1.<text:s/></text:span><text:span text:style-name="T318">#include</text:span><text:span text:style-name="T319"><text:s/></text:span><text:span text:style-name="T320">&lt;iostream&gt;</text:span><text:span text:style-name="T321"><text:s/></text:span></text:p>
      <text:p text:style-name="P322"><text:span text:style-name="T323"><text:s/>2.<text:s/></text:span><text:span text:style-name="T324">#include</text:span><text:span text:style-name="T325"><text:s/></text:span><text:span text:style-name="T326">&lt;vector&gt;</text:span><text:span text:style-name="T327"><text:s/></text:span></text:p>
      <text:p text:style-name="P328"><text:span text:style-name="T329"><text:s/>3.<text:s/></text:span><text:span text:style-name="T330">#include</text:span><text:span text:style-name="T331"><text:s/></text:span><text:span text:style-name="T332">&lt;climits&gt;</text:span><text:span text:style-name="T333"><text:s/></text:span></text:p>
      <text:p text:style-name="P334"><text:span text:style-name="T335"><text:s/>4.<text:s/></text:span><text:span text:style-name="T336">using</text:span><text:span text:style-name="T337"><text:s/></text:span><text:span text:style-name="T338">namespace</text:span><text:span text:style-name="T339"><text:s/>std</text:span><text:span text:style-name="T340">;</text:span><text:span text:style-name="T341"><text:s/></text:span></text:p>
      <text:p text:style-name="P342"><text:span text:style-name="T343"><text:s/>5.<text:s/></text:span><text:span text:style-name="T344">void</text:span><text:span text:style-name="T345"><text:s/>countingSort</text:span><text:span text:style-name="T346">(</text:span><text:span text:style-name="T347">vector</text:span><text:span text:style-name="T348">&lt;int&gt;</text:span><text:span text:style-name="T349"><text:s/></text:span><text:span text:style-name="T350">&amp;</text:span><text:span text:style-name="T351">nums</text:span><text:span text:style-name="T352">,</text:span><text:span text:style-name="T353"><text:s/></text:span><text:span text:style-name="T354">int</text:span><text:span text:style-name="T355"><text:s/>place</text:span><text:span text:style-name="T356">)</text:span><text:span text:style-name="T357"><text:s/></text:span><text:span text:style-name="T358">{</text:span><text:span text:style-name="T359"><text:s/></text:span></text:p>
      <text:p text:style-name="P360"><text:span text:style-name="T361"><text:s/>6.<text:s/></text:span><text:span text:style-name="T362">int</text:span><text:span text:style-name="T363"><text:s/>n<text:s/></text:span><text:span text:style-name="T364">=</text:span><text:span text:style-name="T365"><text:s/>nums</text:span><text:span text:style-name="T366">.</text:span><text:span text:style-name="T367">size</text:span><text:span text:style-name="T368">();</text:span><text:span text:style-name="T369"><text:s/></text:span></text:p>
      <text:p text:style-name="P370"><text:span text:style-name="T371"><text:s/>7.<text:s/></text:span><text:span text:style-name="T372">vector</text:span><text:span text:style-name="T373">&lt;int&gt;</text:span><text:span text:style-name="T374"><text:s/>output</text:span><text:span text:style-name="T375">(</text:span><text:span text:style-name="T376">n</text:span><text:span text:style-name="T377">);</text:span><text:span text:style-name="T378"><text:s/></text:span></text:p>
      <text:p text:style-name="P379"><text:span text:style-name="T380"><text:s/>8.<text:s/></text:span><text:span text:style-name="T381">vector</text:span><text:span text:style-name="T382">&lt;int&gt;</text:span><text:span text:style-name="T383"><text:s/>count</text:span><text:span text:style-name="T384">(</text:span><text:span text:style-name="T385">10</text:span><text:span text:style-name="T386">,</text:span><text:span text:style-name="T387"><text:s/></text:span><text:span text:style-name="T388">0</text:span><text:span text:style-name="T389">);</text:span><text:span text:style-name="T390"><text:s/></text:span></text:p>
      <text:p text:style-name="P391"><text:span text:style-name="T392"><text:s/>9.<text:s/></text:span><text:span text:style-name="T393">for</text:span><text:span text:style-name="T394"><text:s/></text:span><text:span text:style-name="T395">(</text:span><text:span text:style-name="T396">int</text:span><text:span text:style-name="T397"><text:s/>num<text:s/></text:span><text:span text:style-name="T398">:</text:span><text:span text:style-name="T399"><text:s/>nums</text:span><text:span text:style-name="T400">)</text:span><text:span text:style-name="T401"><text:s/></text:span><text:span text:style-name="T402">{</text:span><text:span text:style-name="T403"><text:s/></text:span></text:p>
      <text:p text:style-name="P404"><text:span text:style-name="T405">10.<text:s/></text:span><text:span text:style-name="T406">int</text:span><text:span text:style-name="T407"><text:s/>digit<text:s/></text:span><text:span text:style-name="T408">=</text:span><text:span text:style-name="T409"><text:s/></text:span><text:span text:style-name="T410">(</text:span><text:span text:style-name="T411">num<text:s/></text:span><text:span text:style-name="T412">/</text:span><text:span text:style-name="T413"><text:s/>place</text:span><text:span text:style-name="T414">)</text:span><text:span text:style-name="T415"><text:s/></text:span><text:span text:style-name="T416">%</text:span><text:span text:style-name="T417"><text:s/></text:span><text:span text:style-name="T418">10</text:span><text:span text:style-name="T419">;</text:span><text:span text:style-name="T420"><text:s/></text:span></text:p>
      <text:p text:style-name="P421"><text:span text:style-name="T422">11.<text:s/></text:span><text:span text:style-name="T423">count</text:span><text:span text:style-name="T424">[</text:span><text:span text:style-name="T425">digit</text:span><text:span text:style-name="T426">]++;</text:span><text:span text:style-name="T427"><text:s/></text:span></text:p>
      <text:p text:style-name="P428"><text:span text:style-name="T429">12.<text:s/></text:span><text:span text:style-name="T430">}</text:span><text:span text:style-name="T431"><text:s/></text:span></text:p>
      <text:p text:style-name="P432"><text:span text:style-name="T433">13.<text:s/></text:span><text:span text:style-name="T434">for</text:span><text:span text:style-name="T435"><text:s/></text:span><text:span text:style-name="T436">(</text:span><text:span text:style-name="T437">int</text:span><text:span text:style-name="T438"><text:s/>i<text:s/></text:span><text:span text:style-name="T439">=</text:span><text:span text:style-name="T440"><text:s/></text:span><text:span text:style-name="T441">1</text:span><text:span text:style-name="T442">;</text:span><text:span text:style-name="T443"><text:s/>i<text:s/></text:span><text:span text:style-name="T444">&lt;</text:span><text:span text:style-name="T445"><text:s/></text:span><text:span text:style-name="T446">10</text:span><text:span text:style-name="T447">;</text:span><text:span text:style-name="T448"><text:s/>i</text:span><text:span text:style-name="T449">++)</text:span><text:span text:style-name="T450"><text:s/></text:span><text:span text:style-name="T451">{</text:span><text:span text:style-name="T452"><text:s/></text:span></text:p>
      <text:p text:style-name="P453"><text:span text:style-name="T454">14.<text:s/></text:span><text:span text:style-name="T455">count</text:span><text:span text:style-name="T456">[</text:span><text:span text:style-name="T457">i</text:span><text:span text:style-name="T458">]</text:span><text:span text:style-name="T459"><text:s/></text:span><text:span text:style-name="T460">+=</text:span><text:span text:style-name="T461"><text:s/>count</text:span><text:span text:style-name="T462">[</text:span><text:span text:style-name="T463">i<text:s/></text:span><text:span text:style-name="T464">-</text:span><text:span text:style-name="T465"><text:s/></text:span><text:span text:style-name="T466">1</text:span><text:span text:style-name="T467">];</text:span><text:span text:style-name="T468"><text:s/></text:span></text:p>
      <text:p text:style-name="P469"><text:span text:style-name="T470">15.<text:s/></text:span><text:span text:style-name="T471">}</text:span><text:span text:style-name="T472"><text:s/></text:span></text:p>
      <text:p text:style-name="P473"><text:span text:style-name="T474">16.<text:s/></text:span><text:span text:style-name="T475">for</text:span><text:span text:style-name="T476"><text:s/></text:span><text:span text:style-name="T477">(</text:span><text:span text:style-name="T478">int</text:span><text:span text:style-name="T479"><text:s/>i<text:s/></text:span><text:span text:style-name="T480">=</text:span><text:span text:style-name="T481"><text:s/>n<text:s/></text:span><text:span text:style-name="T482">-</text:span><text:span text:style-name="T483"><text:s/></text:span><text:span text:style-name="T484">1</text:span><text:span text:style-name="T485">;</text:span><text:span text:style-name="T486"><text:s/>i<text:s/></text:span><text:span text:style-name="T487">&gt;=</text:span><text:span text:style-name="T488"><text:s/></text:span><text:span text:style-name="T489">0</text:span><text:span text:style-name="T490">;</text:span><text:span text:style-name="T491"><text:s/>i</text:span><text:span text:style-name="T492">--)</text:span><text:span text:style-name="T493"><text:s/></text:span><text:span text:style-name="T494">{</text:span><text:span text:style-name="T495"><text:s/></text:span></text:p>
      <text:p text:style-name="P496"><text:span text:style-name="T497">17.<text:s/></text:span><text:span text:style-name="T498">int</text:span><text:span text:style-name="T499"><text:s/>digit<text:s/></text:span><text:span text:style-name="T500">=</text:span><text:span text:style-name="T501"><text:s/></text:span><text:span text:style-name="T502">(</text:span><text:span text:style-name="T503">nums</text:span><text:span text:style-name="T504">[</text:span><text:span text:style-name="T505">i</text:span><text:span text:style-name="T506">]</text:span><text:span text:style-name="T507"><text:s/></text:span><text:span text:style-name="T508">/</text:span><text:span text:style-name="T509"><text:s/>place</text:span><text:span text:style-name="T510">)</text:span><text:span text:style-name="T511"><text:s/></text:span><text:span text:style-name="T512">%</text:span><text:span text:style-name="T513"><text:s/></text:span><text:span text:style-name="T514">10</text:span><text:span text:style-name="T515">;</text:span><text:span text:style-name="T516"><text:s/></text:span></text:p>
      <text:p text:style-name="P517"><text:span text:style-name="T518">18.<text:s/></text:span><text:span text:style-name="T519">output</text:span><text:span text:style-name="T520">[</text:span><text:span text:style-name="T521">count</text:span><text:span text:style-name="T522">[</text:span><text:span text:style-name="T523">digit</text:span><text:span text:style-name="T524">]</text:span><text:span text:style-name="T525"><text:s/></text:span><text:span text:style-name="T526">-</text:span><text:span text:style-name="T527"><text:s/></text:span><text:span text:style-name="T528">1</text:span><text:span text:style-name="T529">]</text:span><text:span text:style-name="T530"><text:s/></text:span><text:span text:style-name="T531">=</text:span><text:span text:style-name="T532"><text:s/>nums</text:span><text:span text:style-name="T533">[</text:span><text:span text:style-name="T534">i</text:span><text:span text:style-name="T535">];</text:span><text:span text:style-name="T536"><text:s/></text:span></text:p>
      <text:p text:style-name="P537"><text:span text:style-name="T538">19.<text:s/></text:span><text:span text:style-name="T539">count</text:span><text:span text:style-name="T540">[</text:span><text:span text:style-name="T541">digit</text:span><text:span text:style-name="T542">]--;</text:span><text:span text:style-name="T543"><text:s/></text:span></text:p>
      <text:p text:style-name="P544"><text:span text:style-name="T545">20.<text:s/></text:span><text:span text:style-name="T546">}</text:span><text:span text:style-name="T547"><text:s/></text:span></text:p>
      <text:p text:style-name="P548"><text:span text:style-name="T549">21.<text:s/></text:span><text:span text:style-name="T550">nums<text:s/></text:span><text:span text:style-name="T551">=</text:span><text:span text:style-name="T552"><text:s/>output</text:span><text:span text:style-name="T553">;</text:span><text:span text:style-name="T554"><text:s/></text:span></text:p>
      <text:p text:style-name="P555"><text:span text:style-name="T556">22.<text:s/></text:span><text:span text:style-name="T557">}</text:span><text:span text:style-name="T558"><text:s/></text:span></text:p>
      <text:p text:style-name="P559"><text:span text:style-name="T560">23.<text:s/></text:span><text:span text:style-name="T561">void</text:span><text:span text:style-name="T562"><text:s/>radixSort</text:span><text:span text:style-name="T563">(</text:span><text:span text:style-name="T564">vector</text:span><text:span text:style-name="T565">&lt;int&gt;</text:span><text:span text:style-name="T566"><text:s/></text:span><text:span text:style-name="T567">&amp;</text:span><text:span text:style-name="T568">nums</text:span><text:span text:style-name="T569">)</text:span><text:span text:style-name="T570"><text:s/></text:span><text:span text:style-name="T571">{</text:span><text:span text:style-name="T572"><text:s/></text:span></text:p>
      <text:p text:style-name="P573"><text:span text:style-name="T574">24.<text:s/></text:span><text:span text:style-name="T575">int</text:span><text:span text:style-name="T576"><text:s/>maxNum<text:s/></text:span><text:span text:style-name="T577">=</text:span><text:span text:style-name="T578"><text:s/>INT_MIN</text:span><text:span text:style-name="T579">;</text:span><text:span text:style-name="T580"><text:s/></text:span></text:p>
      <text:p text:style-name="P581"><text:span text:style-name="T582">25.<text:s/></text:span><text:span text:style-name="T583">for</text:span><text:span text:style-name="T584"><text:s/></text:span><text:span text:style-name="T585">(</text:span><text:span text:style-name="T586">int</text:span><text:span text:style-name="T587"><text:s/>num<text:s/></text:span><text:span text:style-name="T588">:</text:span><text:span text:style-name="T589"><text:s/>nums</text:span><text:span text:style-name="T590">)</text:span><text:span text:style-name="T591"><text:s/></text:span></text:p>
      <text:p text:style-name="P592"><text:span text:style-name="T593">26.<text:s/></text:span><text:span text:style-name="T594">{</text:span><text:span text:style-name="T595"><text:s/></text:span></text:p>
      <text:p text:style-name="P596"><text:span text:style-name="T597">27.<text:s/></text:span><text:span text:style-name="T598">maxNum<text:s/></text:span><text:span text:style-name="T599">=</text:span><text:span text:style-name="T600"><text:s/>max</text:span><text:span text:style-name="T601">(</text:span><text:span text:style-name="T602">num</text:span><text:span text:style-name="T603">,</text:span><text:span text:style-name="T604"><text:s/>maxNum</text:span><text:span text:style-name="T605">);</text:span><text:span text:style-name="T606"><text:s/></text:span></text:p>
      <text:p text:style-name="P607"><text:span text:style-name="T608">28.<text:s/></text:span><text:span text:style-name="T609">}</text:span><text:span text:style-name="T610"><text:s/></text:span></text:p>
      <text:p text:style-name="P611"><text:span text:style-name="T612">29.<text:s/></text:span><text:span text:style-name="T613">for</text:span><text:span text:style-name="T614"><text:s/></text:span><text:span text:style-name="T615">(</text:span><text:span text:style-name="T616">int</text:span><text:span text:style-name="T617"><text:s/>j<text:s/></text:span><text:span text:style-name="T618">=</text:span><text:span text:style-name="T619"><text:s/></text:span><text:span text:style-name="T620">1</text:span><text:span text:style-name="T621">;</text:span><text:span text:style-name="T622"><text:s/>maxNum<text:s/></text:span><text:span text:style-name="T623">/</text:span><text:span text:style-name="T624"><text:s/>j<text:s/></text:span><text:span text:style-name="T625">&gt;</text:span><text:span text:style-name="T626"><text:s/></text:span><text:span text:style-name="T627">0</text:span><text:span text:style-name="T628">;</text:span><text:span text:style-name="T629"><text:s/>j<text:s/></text:span><text:span text:style-name="T630">*=</text:span><text:span text:style-name="T631"><text:s/></text:span><text:span text:style-name="T632">10</text:span><text:span text:style-name="T633">)</text:span><text:span text:style-name="T634"><text:s/></text:span><text:span text:style-name="T635">{</text:span><text:span text:style-name="T636"><text:s/></text:span></text:p>
      <text:p text:style-name="P637"><text:span text:style-name="T638">30.<text:s/></text:span><text:span text:style-name="T639">countingSort</text:span><text:span text:style-name="T640">(</text:span><text:span text:style-name="T641">nums</text:span><text:span text:style-name="T642">,</text:span><text:span text:style-name="T643"><text:s/>j</text:span><text:span text:style-name="T644">);</text:span><text:span text:style-name="T645"><text:s/></text:span></text:p>
      <text:p text:style-name="P646"><text:span text:style-name="T647">31.<text:s/></text:span><text:span text:style-name="T648">}</text:span><text:span text:style-name="T649"><text:s/></text:span></text:p>
      <text:p text:style-name="P650"><text:span text:style-name="T651">32.<text:s/></text:span><text:span text:style-name="T652">}</text:span><text:span text:style-name="T653"><text:s/></text:span></text:p>
      <text:p text:style-name="P654"><text:span text:style-name="T655">33.<text:s/></text:span><text:span text:style-name="T656">int</text:span><text:span text:style-name="T657"><text:s/>main</text:span><text:span text:style-name="T658">()</text:span><text:span text:style-name="T659"><text:s/></text:span><text:span text:style-name="T660">{</text:span><text:span text:style-name="T661"><text:s/></text:span></text:p>
      <text:p text:style-name="P662"><text:span text:style-name="T663">34.<text:s/></text:span><text:span text:style-name="T664">vector</text:span><text:span text:style-name="T665">&lt;int&gt;</text:span><text:span text:style-name="T666"><text:s/>arr<text:s/></text:span><text:span text:style-name="T667">=</text:span><text:span text:style-name="T668"><text:s/></text:span><text:span text:style-name="T669">{</text:span><text:span text:style-name="T670">170</text:span><text:span text:style-name="T671">,</text:span><text:span text:style-name="T672"><text:s/></text:span><text:span text:style-name="T673">45</text:span><text:span text:style-name="T674">,</text:span><text:span text:style-name="T675"><text:s/></text:span><text:span text:style-name="T676">75</text:span><text:span text:style-name="T677">,</text:span><text:span text:style-name="T678"><text:s/></text:span><text:span text:style-name="T679">90</text:span><text:span text:style-name="T680">,</text:span><text:span text:style-name="T681"><text:s/></text:span><text:span text:style-name="T682">802</text:span><text:span text:style-name="T683">,</text:span><text:span text:style-name="T684"><text:s/></text:span><text:span text:style-name="T685">24</text:span><text:span text:style-name="T686">,</text:span><text:span text:style-name="T687"><text:s/></text:span><text:span text:style-name="T688">2</text:span><text:span text:style-name="T689">,</text:span><text:span text:style-name="T690"><text:s/></text:span><text:span text:style-name="T691">66</text:span><text:span text:style-name="T692">};</text:span><text:span text:style-name="T693"><text:s/></text:span></text:p>
      <text:p text:style-name="P694"><text:span text:style-name="T695">35.<text:s/></text:span><text:span text:style-name="T696">radixSort</text:span><text:span text:style-name="T697">(</text:span><text:span text:style-name="T698">arr</text:span><text:span text:style-name="T699">);</text:span><text:span text:style-name="T700"><text:s/></text:span></text:p>
      <text:p text:style-name="P701"><text:span text:style-name="T702">36.<text:s/></text:span><text:span text:style-name="T703">for</text:span><text:span text:style-name="T704"><text:s/></text:span><text:span text:style-name="T705">(</text:span><text:span text:style-name="T706">int</text:span><text:span text:style-name="T707"><text:s/>num<text:s/></text:span><text:span text:style-name="T708">:</text:span><text:span text:style-name="T709"><text:s/>arr</text:span><text:span text:style-name="T710">)</text:span><text:span text:style-name="T711"><text:s/></text:span><text:span text:style-name="T712">{</text:span><text:span text:style-name="T713"><text:s/></text:span></text:p>
      <text:p text:style-name="P714"><text:span text:style-name="T715">37.<text:s/></text:span><text:span text:style-name="T716">cout<text:s/></text:span><text:span text:style-name="T717">&lt;&lt;</text:span><text:span text:style-name="T718"><text:s/>num<text:s/></text:span><text:span text:style-name="T719">&lt;&lt;</text:span><text:span text:style-name="T720"><text:s/></text:span><text:span text:style-name="T721">" "</text:span><text:span text:style-name="T722">;</text:span><text:span text:style-name="T723"><text:s/></text:span></text:p>
      <text:p text:style-name="P724"><text:span text:style-name="T725">38.<text:s/></text:span><text:span text:style-name="T726">}</text:span><text:span text:style-name="T727"><text:s/></text:span></text:p>
      <text:p text:style-name="P728"><text:span text:style-name="T729">39.<text:s/></text:span><text:span text:style-name="T730">return</text:span><text:span text:style-name="T731"><text:s/></text:span><text:span text:style-name="T732">0</text:span><text:span text:style-name="T733">;</text:span><text:span text:style-name="T734"><text:s/></text:span></text:p>
      <text:p text:style-name="P735"><text:span text:style-name="T736">40.<text:s/></text:span><text:span text:style-name="T737">}</text:span></text:p>
      <text:p text:style-name="P738"><text:span text:style-name="T739">41.<text:s/></text:span><text:span text:style-name="T740"> </text:span></text:p>
      <text:p text:style-name="P741"><text:span text:style-name="T742">42.<text:s/></text:span><text:span text:style-name="T743"> </text:span></text:p>
      <text:p text:style-name="P744"/>
      <text:p text:style-name="Normal"><text:span text:style-name="T745"><draw:frame draw:style-name="a1" draw:name="Picture 1" text:anchor-type="as-char" svg:x="0in" svg:y="0in" svg:width="6.05293in" svg:height="0.33338in" style:rel-width="scale" style:rel-height="scale"><draw:image xlink:href="media/image2.png" xlink:type="simple" xlink:show="embed" xlink:actuate="onLoad"/><svg:title/><svg:desc/></draw:frame></text:span></text:p>
      <text:p text:style-name="P746">TASK 2</text:p>
      <text:p text:style-name="P747">Suppose all the marks secured in each subject in a semester by a student is stored in an array, Assume that all the marks are distinct. Write an algorithm to find all the marks in the array that have at-least two greater marks than themselves. For example, Input: {50, 40, 10, 20, 30} Output: 10 20 30</text:p>
      <text:p text:style-name="P748"><text:span text:style-name="T749"><text:s/>1</text:span><text:span text:style-name="T750">.<text:s/></text:span><text:span text:style-name="T751">#include</text:span><text:span text:style-name="T752"><text:s/></text:span><text:span text:style-name="T753">&lt;iostream&gt;</text:span><text:span text:style-name="T754"><text:s/></text:span></text:p>
      <text:p text:style-name="P755"><text:span text:style-name="T756"><text:s/>2.<text:s/></text:span><text:span text:style-name="T757">#include</text:span><text:span text:style-name="T758"><text:s/></text:span><text:span text:style-name="T759">&lt;vector&gt;</text:span><text:span text:style-name="T760"><text:s/></text:span></text:p>
      <text:p text:style-name="P761"><text:span text:style-name="T762"><text:s/>3.<text:s/></text:span><text:span text:style-name="T763">#include</text:span><text:span text:style-name="T764"><text:s/></text:span><text:span text:style-name="T765">&lt;climits&gt;</text:span><text:span text:style-name="T766"><text:s/></text:span></text:p>
      <text:p text:style-name="P767"><text:span text:style-name="T768"><text:s/>4.<text:s/></text:span><text:span text:style-name="T769">using</text:span><text:span text:style-name="T770"><text:s/></text:span><text:span text:style-name="T771">namespace</text:span><text:span text:style-name="T772"><text:s/>std</text:span><text:span text:style-name="T773">;</text:span><text:span text:style-name="T774"><text:s/></text:span></text:p>
      <text:p text:style-name="P775"><text:span text:style-name="T776"><text:s/>5.<text:s/></text:span><text:span text:style-name="T777">void</text:span><text:span text:style-name="T778"><text:s/>countingSort</text:span><text:span text:style-name="T779">(</text:span><text:span text:style-name="T780">vector</text:span><text:span text:style-name="T781">&lt;int&gt;</text:span><text:span text:style-name="T782"><text:s/></text:span><text:span text:style-name="T783">&amp;</text:span><text:span text:style-name="T784">nums</text:span><text:span text:style-name="T785">)</text:span><text:span text:style-name="T786"><text:s/></text:span></text:p>
      <text:p text:style-name="P787"><text:span text:style-name="T788"><text:s/>6.<text:s/></text:span><text:span text:style-name="T789">{</text:span><text:span text:style-name="T790"><text:s/></text:span></text:p>
      <text:p text:style-name="P791"><text:span text:style-name="T792"><text:s/>7.<text:s/></text:span><text:span text:style-name="T793"><text:s text:c="4"/></text:span><text:span text:style-name="T794">int</text:span><text:span text:style-name="T795"><text:s/>largest<text:s/></text:span><text:span text:style-name="T796">=</text:span><text:span text:style-name="T797"><text:s/>INT_MIN</text:span><text:span text:style-name="T798">;</text:span><text:span text:style-name="T799"><text:s/></text:span></text:p>
      <text:p text:style-name="P800"><text:span text:style-name="T801"><text:s/>8.<text:s/></text:span><text:span text:style-name="T802"><text:s text:c="4"/></text:span><text:span text:style-name="T803">for</text:span><text:span text:style-name="T804"><text:s/></text:span><text:span text:style-name="T805">(</text:span><text:span text:style-name="T806">int</text:span><text:span text:style-name="T807"><text:s/>num<text:s/></text:span><text:span text:style-name="T808">:</text:span><text:span text:style-name="T809"><text:s/>nums</text:span><text:span text:style-name="T810">)</text:span><text:span text:style-name="T811"><text:s/></text:span></text:p>
      <text:p text:style-name="P812"><text:span text:style-name="T813"><text:s/>9.<text:s/></text:span><text:span text:style-name="T814"><text:s text:c="4"/></text:span><text:span text:style-name="T815">{</text:span><text:span text:style-name="T816"><text:s/></text:span></text:p>
      <text:p text:style-name="P817"><text:span text:style-name="T818">10.<text:s/></text:span><text:span text:style-name="T819"><text:s text:c="8"/>largest<text:s/></text:span><text:span text:style-name="T820">=</text:span><text:span text:style-name="T821"><text:s/>max</text:span><text:span text:style-name="T822">(</text:span><text:span text:style-name="T823">num</text:span><text:span text:style-name="T824">,</text:span><text:span text:style-name="T825"><text:s/>largest</text:span><text:span text:style-name="T826">);</text:span><text:span text:style-name="T827"><text:s/></text:span></text:p>
      <text:p text:style-name="P828"><text:span text:style-name="T829">11.<text:s/></text:span><text:span text:style-name="T830"><text:s text:c="4"/></text:span><text:span text:style-name="T831">}</text:span><text:span text:style-name="T832"><text:s/></text:span></text:p>
      <text:p text:style-name="P833"><text:span text:style-name="T834">12.<text:s/></text:span><text:span text:style-name="T835"><text:s text:c="4"/>vector</text:span><text:span text:style-name="T836">&lt;int&gt;</text:span><text:span text:style-name="T837"><text:s/>count</text:span><text:span text:style-name="T838">(</text:span><text:span text:style-name="T839">largest<text:s/></text:span><text:span text:style-name="T840">+</text:span><text:span text:style-name="T841"><text:s/></text:span><text:span text:style-name="T842">1</text:span><text:span text:style-name="T843">,</text:span><text:span text:style-name="T844"><text:s/></text:span><text:span text:style-name="T845">0</text:span><text:span text:style-name="T846">);</text:span><text:span text:style-name="T847"><text:s/></text:span></text:p>
      <text:soft-page-break/>
      <text:p text:style-name="P848"><text:span text:style-name="T849">13.<text:s/></text:span><text:span text:style-name="T850"><text:s text:c="4"/></text:span><text:span text:style-name="T851">for</text:span><text:span text:style-name="T852"><text:s/></text:span><text:span text:style-name="T853">(</text:span><text:span text:style-name="T854">int</text:span><text:span text:style-name="T855"><text:s/>num<text:s/></text:span><text:span text:style-name="T856">:</text:span><text:span text:style-name="T857"><text:s/>nums</text:span><text:span text:style-name="T858">)</text:span><text:span text:style-name="T859"><text:s/></text:span></text:p>
      <text:p text:style-name="P860"><text:span text:style-name="T861">14.<text:s/></text:span><text:span text:style-name="T862"><text:s text:c="4"/></text:span><text:span text:style-name="T863">{</text:span><text:span text:style-name="T864"><text:s/></text:span></text:p>
      <text:p text:style-name="P865"><text:span text:style-name="T866">15.<text:s/></text:span><text:span text:style-name="T867"><text:s text:c="8"/>count</text:span><text:span text:style-name="T868">[</text:span><text:span text:style-name="T869">num</text:span><text:span text:style-name="T870">]++;</text:span><text:span text:style-name="T871"><text:s/></text:span></text:p>
      <text:p text:style-name="P872"><text:span text:style-name="T873">16.<text:s/></text:span><text:span text:style-name="T874"><text:s text:c="4"/></text:span><text:span text:style-name="T875">}</text:span><text:span text:style-name="T876"><text:s/></text:span></text:p>
      <text:p text:style-name="P877"><text:span text:style-name="T878">17.<text:s/></text:span><text:span text:style-name="T879"><text:s text:c="4"/></text:span><text:span text:style-name="T880">int</text:span><text:span text:style-name="T881"><text:s/>index<text:s/></text:span><text:span text:style-name="T882">=</text:span><text:span text:style-name="T883"><text:s/></text:span><text:span text:style-name="T884">0</text:span><text:span text:style-name="T885">;</text:span><text:span text:style-name="T886"><text:s/></text:span></text:p>
      <text:p text:style-name="P887"><text:span text:style-name="T888">18.<text:s/></text:span><text:span text:style-name="T889"><text:s text:c="4"/></text:span><text:span text:style-name="T890">for</text:span><text:span text:style-name="T891"><text:s/></text:span><text:span text:style-name="T892">(</text:span><text:span text:style-name="T893">int</text:span><text:span text:style-name="T894"><text:s/>i<text:s/></text:span><text:span text:style-name="T895">=</text:span><text:span text:style-name="T896"><text:s/></text:span><text:span text:style-name="T897">0</text:span><text:span text:style-name="T898">;</text:span><text:span text:style-name="T899"><text:s/>i<text:s/></text:span><text:span text:style-name="T900">&lt;=</text:span><text:span text:style-name="T901"><text:s/>largest</text:span><text:span text:style-name="T902">;</text:span><text:span text:style-name="T903"><text:s/>i</text:span><text:span text:style-name="T904">++)</text:span><text:span text:style-name="T905"><text:s/></text:span></text:p>
      <text:p text:style-name="P906"><text:span text:style-name="T907">19.<text:s/></text:span><text:span text:style-name="T908"><text:s text:c="4"/></text:span><text:span text:style-name="T909">{</text:span><text:span text:style-name="T910"><text:s/></text:span></text:p>
      <text:p text:style-name="P911"><text:span text:style-name="T912">20.<text:s/></text:span><text:span text:style-name="T913"><text:s text:c="8"/></text:span><text:span text:style-name="T914">while</text:span><text:span text:style-name="T915"><text:s/></text:span><text:span text:style-name="T916">(</text:span><text:span text:style-name="T917">count</text:span><text:span text:style-name="T918">[</text:span><text:span text:style-name="T919">i</text:span><text:span text:style-name="T920">]</text:span><text:span text:style-name="T921"><text:s/></text:span><text:span text:style-name="T922">&gt;</text:span><text:span text:style-name="T923"><text:s/></text:span><text:span text:style-name="T924">0</text:span><text:span text:style-name="T925">)</text:span><text:span text:style-name="T926"><text:s/></text:span></text:p>
      <text:p text:style-name="P927"><text:span text:style-name="T928">21.<text:s/></text:span><text:span text:style-name="T929"><text:s text:c="8"/></text:span><text:span text:style-name="T930">{</text:span><text:span text:style-name="T931"><text:s/></text:span></text:p>
      <text:p text:style-name="P932"><text:span text:style-name="T933">22.<text:s/></text:span><text:span text:style-name="T934"><text:s text:c="12"/>nums</text:span><text:span text:style-name="T935">[</text:span><text:span text:style-name="T936">index</text:span><text:span text:style-name="T937">++]</text:span><text:span text:style-name="T938"><text:s/></text:span><text:span text:style-name="T939">=</text:span><text:span text:style-name="T940"><text:s/>i</text:span><text:span text:style-name="T941">;</text:span><text:span text:style-name="T942"><text:s/></text:span></text:p>
      <text:p text:style-name="P943"><text:span text:style-name="T944">23.<text:s/></text:span><text:span text:style-name="T945"><text:s text:c="12"/>count</text:span><text:span text:style-name="T946">[</text:span><text:span text:style-name="T947">i</text:span><text:span text:style-name="T948">]--;</text:span><text:span text:style-name="T949"><text:s/></text:span></text:p>
      <text:p text:style-name="P950"><text:span text:style-name="T951">24.<text:s/></text:span><text:span text:style-name="T952"><text:s text:c="8"/></text:span><text:span text:style-name="T953">}</text:span><text:span text:style-name="T954"><text:s/></text:span></text:p>
      <text:p text:style-name="P955"><text:span text:style-name="T956">25.<text:s/></text:span><text:span text:style-name="T957"><text:s text:c="4"/></text:span><text:span text:style-name="T958">}</text:span><text:span text:style-name="T959"><text:s/></text:span></text:p>
      <text:p text:style-name="P960"><text:span text:style-name="T961">26.<text:s/></text:span><text:span text:style-name="T962">}</text:span><text:span text:style-name="T963"><text:s/></text:span></text:p>
      <text:p text:style-name="P964"><text:span text:style-name="T965">27.<text:s/></text:span><text:span text:style-name="T966">vector</text:span><text:span text:style-name="T967">&lt;int&gt;</text:span><text:span text:style-name="T968"><text:s/></text:span><text:span text:style-name="T969">function</text:span><text:span text:style-name="T970">(</text:span><text:span text:style-name="T971">vector</text:span><text:span text:style-name="T972">&lt;int&gt;</text:span><text:span text:style-name="T973">&amp;</text:span><text:span text:style-name="T974">nums</text:span><text:span text:style-name="T975">){</text:span><text:span text:style-name="T976"><text:s/></text:span></text:p>
      <text:p text:style-name="P977"><text:span text:style-name="T978">28.<text:s/></text:span><text:span text:style-name="T979"><text:s text:c="4"/>countingSort</text:span><text:span text:style-name="T980">(</text:span><text:span text:style-name="T981">nums</text:span><text:span text:style-name="T982">);</text:span><text:span text:style-name="T983"><text:s/></text:span></text:p>
      <text:p text:style-name="P984"><text:span text:style-name="T985">29.<text:s/></text:span><text:span text:style-name="T986"><text:s text:c="4"/></text:span><text:span text:style-name="T987">int</text:span><text:span text:style-name="T988"><text:s/>n<text:s/></text:span><text:span text:style-name="T989">=</text:span><text:span text:style-name="T990"><text:s/>nums</text:span><text:span text:style-name="T991">.</text:span><text:span text:style-name="T992">size</text:span><text:span text:style-name="T993">();</text:span><text:span text:style-name="T994"><text:s/></text:span></text:p>
      <text:p text:style-name="P995"><text:span text:style-name="T996">30.<text:s/></text:span><text:span text:style-name="T997"><text:s text:c="4"/>vector</text:span><text:span text:style-name="T998">&lt;int&gt;</text:span><text:span text:style-name="T999">result</text:span><text:span text:style-name="T1000">;</text:span><text:span text:style-name="T1001"><text:s/></text:span></text:p>
      <text:p text:style-name="P1002"><text:span text:style-name="T1003">31.<text:s/></text:span><text:span text:style-name="T1004"><text:s text:c="4"/></text:span><text:span text:style-name="T1005">if</text:span><text:span text:style-name="T1006">(</text:span><text:span text:style-name="T1007">n</text:span><text:span text:style-name="T1008">==</text:span><text:span text:style-name="T1009">0</text:span><text:span text:style-name="T1010"><text:s/></text:span><text:span text:style-name="T1011">||</text:span><text:span text:style-name="T1012"><text:s/>n</text:span><text:span text:style-name="T1013">==</text:span><text:span text:style-name="T1014">1</text:span><text:span text:style-name="T1015"><text:s/></text:span><text:span text:style-name="T1016">||</text:span><text:span text:style-name="T1017"><text:s/>n</text:span><text:span text:style-name="T1018">==</text:span><text:span text:style-name="T1019">2</text:span><text:span text:style-name="T1020">){</text:span><text:span text:style-name="T1021"><text:s/></text:span></text:p>
      <text:p text:style-name="P1022"><text:span text:style-name="T1023">32.<text:s/></text:span><text:span text:style-name="T1024"><text:s text:c="8"/></text:span><text:span text:style-name="T1025">return</text:span><text:span text:style-name="T1026"><text:s/>result</text:span><text:span text:style-name="T1027">;</text:span><text:span text:style-name="T1028"><text:s/></text:span></text:p>
      <text:p text:style-name="P1029"><text:span text:style-name="T1030">33.<text:s/></text:span><text:span text:style-name="T1031"><text:s text:c="4"/></text:span><text:span text:style-name="T1032">}</text:span><text:span text:style-name="T1033"><text:s/></text:span></text:p>
      <text:p text:style-name="P1034"><text:span text:style-name="T1035">34.<text:s/></text:span><text:span text:style-name="T1036"><text:s text:c="4"/></text:span><text:span text:style-name="T1037">else</text:span><text:span text:style-name="T1038">{</text:span><text:span text:style-name="T1039"><text:s/></text:span></text:p>
      <text:p text:style-name="P1040"><text:span text:style-name="T1041">35.<text:s/></text:span><text:span text:style-name="T1042"><text:s text:c="8"/></text:span><text:span text:style-name="T1043">for</text:span><text:span text:style-name="T1044">(</text:span><text:span text:style-name="T1045">int</text:span><text:span text:style-name="T1046"><text:s/>i</text:span><text:span text:style-name="T1047">=</text:span><text:span text:style-name="T1048">0</text:span><text:span text:style-name="T1049">;</text:span><text:span text:style-name="T1050">i</text:span><text:span text:style-name="T1051">&lt;</text:span><text:span text:style-name="T1052">n</text:span><text:span text:style-name="T1053">-</text:span><text:span text:style-name="T1054">2</text:span><text:span text:style-name="T1055">;</text:span><text:span text:style-name="T1056">i</text:span><text:span text:style-name="T1057">++){</text:span><text:span text:style-name="T1058"><text:s/></text:span></text:p>
      <text:p text:style-name="P1059"><text:span text:style-name="T1060">36.<text:s/></text:span><text:span text:style-name="T1061"><text:s text:c="12"/>result</text:span><text:span text:style-name="T1062">.</text:span><text:span text:style-name="T1063">push_back</text:span><text:span text:style-name="T1064">(</text:span><text:span text:style-name="T1065">nums</text:span><text:span text:style-name="T1066">[</text:span><text:span text:style-name="T1067">i</text:span><text:span text:style-name="T1068">]);</text:span><text:span text:style-name="T1069"><text:s/></text:span></text:p>
      <text:p text:style-name="P1070"><text:span text:style-name="T1071">37.<text:s/></text:span><text:span text:style-name="T1072"><text:s text:c="8"/></text:span><text:span text:style-name="T1073">}</text:span><text:span text:style-name="T1074"><text:s/></text:span></text:p>
      <text:p text:style-name="P1075"><text:span text:style-name="T1076">38.<text:s/></text:span><text:span text:style-name="T1077"><text:s text:c="4"/></text:span><text:span text:style-name="T1078">}</text:span><text:span text:style-name="T1079"><text:s/></text:span></text:p>
      <text:p text:style-name="P1080"><text:span text:style-name="T1081">39.<text:s/></text:span><text:span text:style-name="T1082"><text:s text:c="4"/></text:span><text:span text:style-name="T1083">return</text:span><text:span text:style-name="T1084"><text:s/>result</text:span><text:span text:style-name="T1085">;</text:span><text:span text:style-name="T1086"><text:s/></text:span></text:p>
      <text:p text:style-name="P1087"><text:span text:style-name="T1088">40.<text:s/></text:span><text:span text:style-name="T1089"><text:s/></text:span></text:p>
      <text:p text:style-name="P1090"><text:span text:style-name="T1091">41.<text:s/></text:span><text:span text:style-name="T1092">}</text:span><text:span text:style-name="T1093"><text:s/></text:span></text:p>
      <text:p text:style-name="P1094"><text:span text:style-name="T1095">42.<text:s/></text:span><text:span text:style-name="T1096">int</text:span><text:span text:style-name="T1097"><text:s/>main</text:span><text:span text:style-name="T1098">()</text:span><text:span text:style-name="T1099"><text:s/></text:span><text:span text:style-name="T1100">{</text:span><text:span text:style-name="T1101"><text:s/></text:span></text:p>
      <text:p text:style-name="P1102"><text:span text:style-name="T1103">43.<text:s/></text:span><text:span text:style-name="T1104"><text:s text:c="4"/>vector</text:span><text:span text:style-name="T1105">&lt;int&gt;</text:span><text:span text:style-name="T1106"><text:s/>arr<text:s/></text:span><text:span text:style-name="T1107">=</text:span><text:span text:style-name="T1108"><text:s/></text:span><text:span text:style-name="T1109">{</text:span><text:span text:style-name="T1110">170</text:span><text:span text:style-name="T1111">,</text:span><text:span text:style-name="T1112"><text:s/></text:span><text:span text:style-name="T1113">45</text:span><text:span text:style-name="T1114">,</text:span><text:span text:style-name="T1115"><text:s/></text:span><text:span text:style-name="T1116">75</text:span><text:span text:style-name="T1117">,</text:span><text:span text:style-name="T1118"><text:s/></text:span><text:span text:style-name="T1119">90</text:span><text:span text:style-name="T1120">,</text:span><text:span text:style-name="T1121"><text:s/></text:span><text:span text:style-name="T1122">802</text:span><text:span text:style-name="T1123">,</text:span><text:span text:style-name="T1124"><text:s/></text:span><text:span text:style-name="T1125">24</text:span><text:span text:style-name="T1126">,</text:span><text:span text:style-name="T1127"><text:s/></text:span><text:span text:style-name="T1128">2</text:span><text:span text:style-name="T1129">,</text:span><text:span text:style-name="T1130"><text:s/></text:span><text:span text:style-name="T1131">66</text:span><text:span text:style-name="T1132">};</text:span><text:span text:style-name="T1133"><text:s/></text:span></text:p>
      <text:p text:style-name="P1134"><text:span text:style-name="T1135">44.<text:s/></text:span><text:span text:style-name="T1136"><text:s text:c="4"/>vector</text:span><text:span text:style-name="T1137">&lt;int&gt;</text:span><text:span text:style-name="T1138">main<text:s/></text:span><text:span text:style-name="T1139">=</text:span><text:span text:style-name="T1140"><text:s/></text:span><text:span text:style-name="T1141">function</text:span><text:span text:style-name="T1142">(</text:span><text:span text:style-name="T1143">arr</text:span><text:span text:style-name="T1144">);</text:span><text:span text:style-name="T1145"><text:s/></text:span></text:p>
      <text:p text:style-name="P1146"><text:span text:style-name="T1147">45.<text:s/></text:span><text:span text:style-name="T1148"><text:s text:c="4"/></text:span><text:span text:style-name="T1149">for</text:span><text:span text:style-name="T1150"><text:s/></text:span><text:span text:style-name="T1151">(</text:span><text:span text:style-name="T1152">int</text:span><text:span text:style-name="T1153"><text:s/>num<text:s/></text:span><text:span text:style-name="T1154">:</text:span><text:span text:style-name="T1155"><text:s/>main</text:span><text:span text:style-name="T1156">)</text:span><text:span text:style-name="T1157"><text:s/></text:span><text:span text:style-name="T1158">{</text:span><text:span text:style-name="T1159"><text:s/></text:span></text:p>
      <text:p text:style-name="P1160"><text:span text:style-name="T1161">46.<text:s/></text:span><text:span text:style-name="T1162"><text:s text:c="8"/>cout<text:s/></text:span><text:span text:style-name="T1163">&lt;&lt;</text:span><text:span text:style-name="T1164"><text:s/>num<text:s/></text:span><text:span text:style-name="T1165">&lt;&lt;</text:span><text:span text:style-name="T1166"><text:s/></text:span><text:span text:style-name="T1167">" "</text:span><text:span text:style-name="T1168">;</text:span><text:span text:style-name="T1169"><text:s/></text:span></text:p>
      <text:p text:style-name="P1170"><text:span text:style-name="T1171">47.<text:s/></text:span><text:span text:style-name="T1172"><text:s text:c="4"/></text:span><text:span text:style-name="T1173">}</text:span><text:span text:style-name="T1174"><text:s/></text:span></text:p>
      <text:p text:style-name="P1175"><text:span text:style-name="T1176">48.<text:s/></text:span><text:span text:style-name="T1177"><text:s text:c="4"/></text:span><text:span text:style-name="T1178">return</text:span></text:p>
      <text:p text:style-name="P1179"><text:span text:style-name="T1180">49.<text:s/></text:span><text:span text:style-name="T1181"> </text:span></text:p>
      <text:p text:style-name="P1182"/>
      <text:p text:style-name="P1183">Output</text:p>
      <text:p text:style-name="P1184"><text:span text:style-name="T1185"><draw:frame draw:style-name="a2" draw:name="Picture 1" text:anchor-type="as-char" svg:x="0in" svg:y="0in" svg:width="2.29199in" svg:height="0.25003in" style:rel-width="scale" style:rel-height="scale"><draw:image xlink:href="media/image3.png" xlink:type="simple" xlink:show="embed" xlink:actuate="onLoad"/><svg:title/><svg:desc/></draw:frame></text:span></text:p>
      <text:p text:style-name="P1186"/>
      <text:p text:style-name="P1187"/>
      <text:p text:style-name="P1188">215. Kth Largest Element in an Array</text:p>
      <text:p text:style-name="P1189">Medium O Topics Companies</text:p>
      <text:p text:style-name="P1190">Solved</text:p>
      <text:p text:style-name="P1191">Given an integer array mms and an integer k. retum the kth' largest element in the</text:p>
      <text:p text:style-name="P1192">array.</text:p>
      <text:p text:style-name="P1193">Note that it is the kth largest element in the sorted order, not the kth distinct element.</text:p>
      <text:p text:style-name="P1194">Can you solve it without sorting?</text:p>
      <text:p text:style-name="P1195"><text:span text:style-name="T1196"><text:s/>1.<text:s/></text:span><text:span text:style-name="T1197">class</text:span><text:span text:style-name="T1198"><text:s/></text:span><text:span text:style-name="T1199">Solution</text:span><text:span text:style-name="T1200"><text:s/></text:span><text:span text:style-name="T1201">{</text:span><text:span text:style-name="T1202"><text:s/></text:span></text:p>
      <text:p text:style-name="P1203"><text:span text:style-name="T1204"><text:s/>2.<text:s/></text:span><text:span text:style-name="T1205">public</text:span><text:span text:style-name="T1206">:</text:span><text:span text:style-name="T1207"><text:s/></text:span></text:p>
      <text:p text:style-name="P1208"><text:span text:style-name="T1209"><text:s/>3.<text:s/></text:span><text:span text:style-name="T1210"><text:s text:c="4"/></text:span><text:span text:style-name="T1211">int</text:span><text:span text:style-name="T1212"><text:s/>findKthLargest</text:span><text:span text:style-name="T1213">(</text:span><text:span text:style-name="T1214">vector</text:span><text:span text:style-name="T1215">&lt;int&gt;</text:span><text:span text:style-name="T1216">&amp;</text:span><text:span text:style-name="T1217"><text:s/>nums</text:span><text:span text:style-name="T1218">,</text:span><text:span text:style-name="T1219"><text:s/></text:span><text:span text:style-name="T1220">int</text:span><text:span text:style-name="T1221"><text:s/>k</text:span><text:span text:style-name="T1222">)</text:span><text:span text:style-name="T1223"><text:s/></text:span><text:span text:style-name="T1224">{</text:span><text:span text:style-name="T1225"><text:s/></text:span></text:p>
      <text:p text:style-name="P1226"><text:span text:style-name="T1227"><text:s/>4.<text:s/></text:span><text:span text:style-name="T1228"><text:s text:c="8"/>priority_queue</text:span><text:span text:style-name="T1229">&lt;int&gt;</text:span><text:span text:style-name="T1230">maxHeap</text:span><text:span text:style-name="T1231">(</text:span><text:span text:style-name="T1232">nums</text:span><text:span text:style-name="T1233">.</text:span><text:span text:style-name="T1234">begin</text:span><text:span text:style-name="T1235">(),</text:span><text:span text:style-name="T1236"><text:s/>nums</text:span><text:span text:style-name="T1237">.</text:span><text:span text:style-name="T1238">end</text:span><text:span text:style-name="T1239">());</text:span><text:span text:style-name="T1240"><text:s/></text:span></text:p>
      <text:p text:style-name="P1241"><text:span text:style-name="T1242"><text:s/>5.<text:s/></text:span><text:span text:style-name="T1243"><text:s text:c="8"/></text:span><text:span text:style-name="T1244">for</text:span><text:span text:style-name="T1245">(</text:span><text:span text:style-name="T1246">int</text:span><text:span text:style-name="T1247"><text:s/>i</text:span><text:span text:style-name="T1248">=</text:span><text:span text:style-name="T1249">0</text:span><text:span text:style-name="T1250">;</text:span><text:span text:style-name="T1251">i</text:span><text:span text:style-name="T1252">&lt;</text:span><text:span text:style-name="T1253">k</text:span><text:span text:style-name="T1254">-</text:span><text:span text:style-name="T1255">1</text:span><text:span text:style-name="T1256">;</text:span><text:span text:style-name="T1257">i</text:span><text:span text:style-name="T1258">++){</text:span><text:span text:style-name="T1259"><text:s/></text:span></text:p>
      <text:p text:style-name="P1260"><text:span text:style-name="T1261"><text:s/>6.<text:s/></text:span><text:span text:style-name="T1262"><text:s text:c="12"/>maxHeap</text:span><text:span text:style-name="T1263">.</text:span><text:span text:style-name="T1264">pop</text:span><text:span text:style-name="T1265">();</text:span><text:span text:style-name="T1266"><text:s/></text:span></text:p>
      <text:p text:style-name="P1267"><text:span text:style-name="T1268"><text:s/>7.<text:s/></text:span><text:span text:style-name="T1269"><text:s text:c="8"/></text:span><text:span text:style-name="T1270">}</text:span><text:span text:style-name="T1271"><text:s/></text:span></text:p>
      <text:p text:style-name="P1272"><text:span text:style-name="T1273"><text:s/>8.<text:s/></text:span><text:span text:style-name="T1274"><text:s text:c="8"/></text:span><text:span text:style-name="T1275">return</text:span><text:span text:style-name="T1276"><text:s/>maxHeap</text:span><text:span text:style-name="T1277">.</text:span><text:span text:style-name="T1278">top</text:span><text:span text:style-name="T1279">();</text:span><text:span text:style-name="T1280"><text:s/></text:span></text:p>
      <text:p text:style-name="P1281"><text:span text:style-name="T1282"><text:s/>9.<text:s/></text:span><text:span text:style-name="T1283"><text:s text:c="9"/></text:span></text:p>
      <text:p text:style-name="P1284"><text:span text:style-name="T1285">10.<text:s/></text:span><text:span text:style-name="T1286"><text:s text:c="4"/></text:span><text:span text:style-name="T1287">}</text:span><text:span text:style-name="T1288"><text:s/></text:span></text:p>
      <text:p text:style-name="P1289"><text:span text:style-name="T1290">11.<text:s/></text:span><text:span text:style-name="T1291">};</text:span></text:p>
      <text:p text:style-name="P1292"><text:span text:style-name="T1293">12.<text:s/></text:span><text:span text:style-name="T1294"> </text:span></text:p>
      <text:p text:style-name="P12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GB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fo:font-size="16pt" style:font-size-asian="16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ohit Ranjan</meta:initial-creator>
    <dc:creator>Mohit Ranjan</dc:creator>
    <meta:creation-date>2025-02-19T06:50:00Z</meta:creation-date>
    <dc:date>2025-02-19T07:27:00Z</dc:date>
    <meta:print-date>2025-02-19T07:27:00Z</meta:print-date>
    <meta:template xlink:href="Normal" xlink:type="simple"/>
    <meta:editing-cycles>1</meta:editing-cycles>
    <meta:editing-duration>PT2220S</meta:editing-duration>
    <meta:document-statistic meta:page-count="3" meta:paragraph-count="10" meta:word-count="749" meta:character-count="5011" meta:row-count="35" meta:non-whitespace-character-count="4272"/>
  </office:meta>
</office:document-meta>
</file>